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keep-with-next="always" fo:keep-together="always" fo:break-before="page" fo:text-align="center" fo:margin-top="0.0555in"/>
    </style:style>
    <style:style style:name="T2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P5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Standard" style:family="paragraph">
      <style:paragraph-properties fo:keep-with-next="always" fo:keep-together="always" fo:text-align="center" fo:margin-top="0.0555in"/>
      <style:text-properties style:font-name="Times New Roman" style:font-name-complex="Times New Roman" fo:text-transform="uppercase" fo:font-size="14pt" style:font-size-asian="14pt" style:font-size-complex="14pt"/>
    </style:style>
    <style:style style:name="P8" style:parent-style-name="Standard" style:family="paragraph">
      <style:paragraph-properties fo:margin-bottom="0.1111in" style:line-height-at-least="0.2166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Standard" style:family="paragraph">
      <style:paragraph-properties fo:margin-bottom="0.1111in" style:line-height-at-least="0.2166in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keep-with-next="always" fo:keep-together="always" fo:text-align="center" fo:margin-top="0.0555in"/>
    </style:style>
    <style:style style:name="T1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111in" style:line-height-at-least="0.2166in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" style:parent-style-name="Standard" style:family="paragraph">
      <style:paragraph-properties fo:margin-bottom="0.1111in" style:line-height-at-least="0.2166in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" style:parent-style-name="Standard" style:family="paragraph">
      <style:paragraph-properties fo:keep-with-next="always" fo:keep-together="always" fo:text-align="center" fo:margin-top="0.0555in"/>
    </style:style>
    <style:style style:name="T23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111in" style:line-height-at-least="0.2166in"/>
    </style:style>
    <style:style style:name="T27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en" fo:country="US"/>
    </style:style>
    <style:style style:name="P28" style:parent-style-name="Standard" style:family="paragraph">
      <style:paragraph-properties fo:keep-with-next="always" fo:keep-together="always" fo:text-align="center" fo:margin-top="0.0833in"/>
      <style:text-properties style:font-name="Times New Roman" style:font-name-complex="Times New Roman" style:use-window-font-color="true" fo:font-size="14pt" style:font-size-asian="14pt" style:font-size-complex="14pt"/>
    </style:style>
    <style:style style:name="P29" style:parent-style-name="Standard" style:family="paragraph">
      <style:paragraph-properties fo:keep-with-next="always" fo:keep-together="always" fo:text-align="center" fo:margin-top="0.0833in"/>
    </style:style>
    <style:style style:name="T30" style:parent-style-name="Основнойшрифтабзаца" style:family="text">
      <style:text-properties style:font-name="Times New Roman" style:font-name-complex="Times New Roman" fo:color="#4F81BD" fo:letter-spacing="-0.0006in" fo:font-size="14pt" style:font-size-asian="14pt"/>
    </style:style>
    <style:style style:name="P31" style:parent-style-name="Standard" style:family="paragraph">
      <style:paragraph-properties fo:text-align="center" fo:margin-bottom="0.1111in" style:line-height-at-least="0.2166in"/>
    </style:style>
    <style:style style:name="T3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ru" fo:country="RU"/>
    </style:style>
    <style:style style:name="P34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.1111in" style:line-height-at-least="0.2166in"/>
    </style:style>
    <style:style style:name="T3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37" style:parent-style-name="Standard" style:family="paragraph">
      <style:paragraph-properties fo:margin-bottom="0.1111in" fo:margin-left="4.1347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/>
    </style:style>
    <style:style style:name="P51" style:parent-style-name="Standard" style:family="paragraph">
      <style:paragraph-properties fo:margin-bottom="0.1111in" fo:margin-left="4.1347in">
        <style:tab-stops/>
      </style:paragraph-properties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P52" style:parent-style-name="Standard" style:family="paragraph">
      <style:paragraph-properties fo:margin-bottom="0.1111in" fo:margin-left="4.1347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59" style:parent-style-name="Standard" style:family="paragraph">
      <style:paragraph-properties fo:margin-bottom="0.1111in" style:line-height-at-least="0.2166in" fo:margin-left="4.1347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0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1" style:parent-style-name="Standard" style:family="paragraph">
      <style:paragraph-properties fo:keep-with-next="always" fo:keep-together="always" fo:text-align="center" fo:margin-top="0.5in"/>
      <style:text-properties style:font-name="Times New Roman" style:font-name-complex="Times New Roman" fo:text-transform="uppercase" style:use-window-font-color="true" fo:font-size="14pt" style:font-size-asian="14pt" style:font-size-complex="14pt"/>
    </style:style>
    <style:style style:name="P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63" style:parent-style-name="Обычный" style:family="paragraph">
      <style:paragraph-properties fo:keep-with-next="always" fo:keep-together="always" fo:widows="2" fo:orphans="2" style:vertical-align="auto"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4" style:parent-style-name="Заголовок2" style:family="paragraph">
      <style:text-properties style:font-name="Times New Roman" style:font-name-complex="Times New Roman"/>
    </style:style>
    <style:style style:name="P65" style:parent-style-name="Обычный" style:family="paragraph">
      <style:text-properties style:font-name="Times New Roman" style:font-name-complex="Times New Roman"/>
    </style:style>
    <style:style style:name="P66" style:parent-style-name="Обычный" style:family="paragraph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P70" style:parent-style-name="Обычный" style:family="paragraph">
      <style:paragraph-properties style:text-autospace="none"/>
    </style:style>
    <style:style style:name="T71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7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7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8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81" style:parent-style-name="Обычный" style:family="paragraph">
      <style:paragraph-properties style:text-autospace="none"/>
    </style:style>
    <style:style style:name="T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8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8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8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86" style:parent-style-name="Обычный" style:family="paragraph">
      <style:paragraph-properties style:text-autospace="none"/>
    </style:style>
    <style:style style:name="T87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T88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T89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T90" style:parent-style-name="Основнойшрифтабзаца" style:family="text">
      <style:text-properties style:font-name="Times New Roman" style:font-name-complex="Times New Roman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T93" style:parent-style-name="Основнойшрифтабзац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95" style:parent-style-name="Основнойшрифтабзаца" style:family="text">
      <style:text-properties style:font-name="Times New Roman" style:font-name-complex="Times New Roman"/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T9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/>
    </style:style>
    <style:style style:name="T99" style:parent-style-name="Основнойшрифтабзац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08" style:parent-style-name="Основнойшрифтабзаца" style:family="text">
      <style:text-properties style:font-name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P111" style:parent-style-name="Обычный" style:family="paragraph">
      <style:text-properties style:font-name="Times New Roman" style:font-name-complex="Times New Roman"/>
    </style:style>
    <style:style style:name="P112" style:parent-style-name="Обычный" style:family="paragraph">
      <style:text-properties style:font-name="Times New Roman" style:font-name-complex="Times New Roman"/>
    </style:style>
    <style:style style:name="P113" style:parent-style-name="Обычный" style:family="paragraph">
      <style:paragraph-properties style:text-autospace="none"/>
    </style:style>
    <style:style style:name="T11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P11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16" style:parent-style-name="Обычный" style:family="paragraph">
      <style:paragraph-properties style:text-autospace="none"/>
    </style:style>
    <style:style style:name="T11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18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11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20" style:parent-style-name="Обычный" style:family="paragraph">
      <style:paragraph-properties style:text-autospace="none"/>
    </style:style>
    <style:style style:name="T12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2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2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24" style:parent-style-name="Обычный" style:family="paragraph">
      <style:paragraph-properties style:text-autospace="none"/>
    </style:style>
    <style:style style:name="T12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26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12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28" style:parent-style-name="Обычный" style:family="paragraph">
      <style:paragraph-properties style:text-autospace="none"/>
    </style:style>
    <style:style style:name="T12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3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3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32" style:parent-style-name="Обычный" style:family="paragraph">
      <style:paragraph-properties style:text-autospace="none"/>
    </style:style>
    <style:style style:name="T13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34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13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36" style:parent-style-name="Обычный" style:family="paragraph">
      <style:paragraph-properties style:text-autospace="none"/>
    </style:style>
    <style:style style:name="T13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P13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39" style:parent-style-name="Обычный" style:family="paragraph">
      <style:paragraph-properties style:text-autospace="none"/>
    </style:style>
    <style:style style:name="T14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41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14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43" style:parent-style-name="Обычный" style:family="paragraph">
      <style:text-properties style:font-name="Times New Roman" style:font-name-complex="Times New Roman" style:use-window-font-color="true" fo:font-size="11pt" style:font-size-asian="11pt" style:font-size-complex="11pt" style:language-asian="en" style:country-asian="US"/>
    </style:style>
    <style:style style:name="P144" style:parent-style-name="Обычный" style:family="paragraph">
      <style:text-properties style:font-name="Times New Roman" style:font-name-complex="Times New Roman"/>
    </style:style>
    <style:style style:name="P145" style:parent-style-name="Обычный" style:family="paragraph">
      <style:text-properties style:font-name="Times New Roman" style:font-name-complex="Times New Roman"/>
    </style:style>
    <style:style style:name="P146" style:parent-style-name="Обычный" style:family="paragraph">
      <style:paragraph-properties style:text-autospace="none"/>
    </style:style>
    <style:style style:name="T14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4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4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50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15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52" style:parent-style-name="Обычный" style:family="paragraph">
      <style:paragraph-properties style:text-autospace="none"/>
    </style:style>
    <style:style style:name="T15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5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5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5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5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5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5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6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61" style:parent-style-name="Обычный" style:family="paragraph">
      <style:paragraph-properties style:text-autospace="none"/>
    </style:style>
    <style:style style:name="T16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6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6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65" style:parent-style-name="Обычный" style:family="paragraph">
      <style:paragraph-properties style:text-autospace="none"/>
    </style:style>
    <style:style style:name="T16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6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6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69" style:parent-style-name="Обычный" style:family="paragraph">
      <style:paragraph-properties style:text-autospace="none"/>
    </style:style>
    <style:style style:name="T17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71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17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73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174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17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76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17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78" style:parent-style-name="Обычный" style:family="paragraph">
      <style:paragraph-properties style:text-autospace="none"/>
    </style:style>
    <style:style style:name="T17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80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18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82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18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84" style:parent-style-name="Обычный" style:family="paragraph">
      <style:paragraph-properties style:text-autospace="none"/>
    </style:style>
    <style:style style:name="T18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86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18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8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8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90" style:parent-style-name="Обычный" style:family="paragraph">
      <style:text-properties style:font-name="Times New Roman" style:font-name-complex="Times New Roman"/>
    </style:style>
    <style:style style:name="P191" style:parent-style-name="Обычный" style:family="paragraph">
      <style:text-properties style:font-name="Times New Roman" style:font-name-complex="Times New Roman"/>
    </style:style>
    <style:style style:name="P192" style:parent-style-name="Обычный" style:family="paragraph">
      <style:text-properties style:font-name="Times New Roman" style:font-name-complex="Times New Roman"/>
    </style:style>
    <style:style style:name="P193" style:parent-style-name="Обычный" style:family="paragraph">
      <style:paragraph-properties style:text-autospace="none"/>
    </style:style>
    <style:style style:name="T19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9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9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97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19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99" style:parent-style-name="Обычный" style:family="paragraph">
      <style:paragraph-properties style:text-autospace="none"/>
    </style:style>
    <style:style style:name="T20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0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0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0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0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0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0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0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08" style:parent-style-name="Обычный" style:family="paragraph">
      <style:paragraph-properties style:text-autospace="none"/>
    </style:style>
    <style:style style:name="T20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1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P21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12" style:parent-style-name="Обычный" style:family="paragraph">
      <style:paragraph-properties style:text-autospace="none"/>
    </style:style>
    <style:style style:name="T21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1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1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16" style:parent-style-name="Обычный" style:family="paragraph">
      <style:paragraph-properties style:text-autospace="none"/>
    </style:style>
    <style:style style:name="T21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1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1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20" style:parent-style-name="Обычный" style:family="paragraph">
      <style:paragraph-properties style:text-autospace="none"/>
    </style:style>
    <style:style style:name="T22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2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23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2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25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22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27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22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2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30" style:parent-style-name="Обычный" style:family="paragraph">
      <style:paragraph-properties style:text-autospace="none"/>
    </style:style>
    <style:style style:name="T23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3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P23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34" style:parent-style-name="Обычный" style:family="paragraph">
      <style:paragraph-properties style:text-autospace="none"/>
    </style:style>
    <style:style style:name="T23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36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3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38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23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4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41" style:parent-style-name="Обычный" style:family="paragraph">
      <style:paragraph-properties style:text-autospace="none"/>
    </style:style>
    <style:style style:name="T24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4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P24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45" style:parent-style-name="Обычный" style:family="paragraph">
      <style:paragraph-properties style:text-autospace="none"/>
    </style:style>
    <style:style style:name="T24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47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4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49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25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5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52" style:parent-style-name="Обычный" style:family="paragraph">
      <style:paragraph-properties style:text-autospace="none"/>
    </style:style>
    <style:style style:name="T25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54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5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56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25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58" style:parent-style-name="Обычный" style:family="paragraph">
      <style:paragraph-properties style:text-autospace="none"/>
    </style:style>
    <style:style style:name="T25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60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6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6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6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64" style:parent-style-name="Обычный" style:family="paragraph">
      <style:text-properties style:font-name="Times New Roman" style:font-name-complex="Times New Roman"/>
    </style:style>
    <style:style style:name="P265" style:parent-style-name="Обычный" style:family="paragraph">
      <style:paragraph-properties style:text-autospace="none"/>
    </style:style>
    <style:style style:name="T26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6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6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6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7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7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7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73" style:parent-style-name="Обычный" style:family="paragraph">
      <style:paragraph-properties style:text-autospace="none"/>
    </style:style>
    <style:style style:name="T27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75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7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77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2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79" style:parent-style-name="Обычный" style:family="paragraph">
      <style:paragraph-properties style:text-autospace="none"/>
    </style:style>
    <style:style style:name="T28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8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83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8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85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8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8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8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89" style:parent-style-name="Обычный" style:family="paragraph">
      <style:paragraph-properties style:text-autospace="none"/>
    </style:style>
    <style:style style:name="T29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91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9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93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29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95" style:parent-style-name="Обычный" style:family="paragraph">
      <style:paragraph-properties style:text-autospace="none"/>
    </style:style>
    <style:style style:name="T29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97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9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99" style:parent-style-name="Обычный" style:family="paragraph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00" style:parent-style-name="Обычный" style:family="paragraph">
      <style:text-properties style:font-name="Times New Roman" style:font-name-complex="Times New Roman"/>
    </style:style>
    <style:style style:name="P301" style:parent-style-name="Обычный" style:family="paragraph">
      <style:paragraph-properties style:text-autospace="none"/>
    </style:style>
    <style:style style:name="T30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0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0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0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0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0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0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0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10" style:parent-style-name="Обычный" style:family="paragraph">
      <style:paragraph-properties style:text-autospace="none"/>
    </style:style>
    <style:style style:name="T31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12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1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14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1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16" style:parent-style-name="Обычный" style:family="paragraph">
      <style:paragraph-properties style:text-autospace="none"/>
    </style:style>
    <style:style style:name="T31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1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1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20" style:parent-style-name="Обычный" style:family="paragraph">
      <style:paragraph-properties style:text-autospace="none"/>
    </style:style>
    <style:style style:name="T32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2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2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24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2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26" style:parent-style-name="Обычный" style:family="paragraph">
      <style:paragraph-properties style:text-autospace="none"/>
    </style:style>
    <style:style style:name="T32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2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2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30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3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3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3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3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3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36" style:parent-style-name="Обычный" style:family="paragraph">
      <style:paragraph-properties style:text-autospace="none"/>
    </style:style>
    <style:style style:name="T33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38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3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40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4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4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43" style:parent-style-name="Обычный" style:family="paragraph">
      <style:paragraph-properties style:text-autospace="none"/>
    </style:style>
    <style:style style:name="T34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4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4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P34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48" style:parent-style-name="Обычный" style:family="paragraph">
      <style:paragraph-properties style:text-autospace="none"/>
    </style:style>
    <style:style style:name="T34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0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5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2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5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5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55" style:parent-style-name="Обычный" style:family="paragraph">
      <style:paragraph-properties style:text-autospace="none"/>
    </style:style>
    <style:style style:name="T35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7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5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59" style:parent-style-name="Обычный" style:family="paragraph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60" style:parent-style-name="Обычный" style:family="paragraph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61" style:parent-style-name="Обычный" style:family="paragraph">
      <style:text-properties style:font-name="Times New Roman" style:font-name-complex="Times New Roman"/>
    </style:style>
    <style:style style:name="P362" style:parent-style-name="Обычный" style:family="paragraph">
      <style:text-properties style:font-name="Times New Roman" style:font-name-complex="Times New Roman"/>
    </style:style>
    <style:style style:name="P363" style:parent-style-name="Обычный" style:family="paragraph">
      <style:text-properties style:font-name="Times New Roman" style:font-name-complex="Times New Roman"/>
    </style:style>
    <style:style style:name="P364" style:parent-style-name="Обычный" style:family="paragraph">
      <style:text-properties style:font-name="Times New Roman" style:font-name-complex="Times New Roman"/>
    </style:style>
    <style:style style:name="P365" style:parent-style-name="Заголовок2" style:family="paragraph">
      <style:text-properties style:font-name="Times New Roman" style:font-name-complex="Times New Roman"/>
    </style:style>
    <style:style style:name="P366" style:parent-style-name="Обычный" style:family="paragraph">
      <style:text-properties style:font-name="Times New Roman" style:font-name-complex="Times New Roman" fo:letter-spacing="-0.0006in"/>
    </style:style>
    <style:style style:name="P367" style:parent-style-name="Обычный" style:family="paragraph">
      <style:paragraph-properties style:text-autospace="none"/>
    </style:style>
    <style:style style:name="T368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6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7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7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72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7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74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7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6" style:parent-style-name="Обычный" style:family="paragraph">
      <style:paragraph-properties style:text-autospace="none"/>
    </style:style>
    <style:style style:name="T37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9" style:parent-style-name="Обычный" style:family="paragraph">
      <style:text-properties style:font-name="Times New Roman" style:font-name-complex="Times New Roman" style:use-window-font-color="true" fo:letter-spacing="-0.0006in" fo:font-size="11pt" style:font-size-asian="11pt" style:font-size-complex="11pt" style:language-asian="en" style:country-asian="US"/>
    </style:style>
    <style:style style:name="P380" style:parent-style-name="Обычный" style:family="paragraph">
      <style:text-properties style:font-name="Times New Roman" style:font-name-complex="Times New Roman" fo:letter-spacing="-0.0006in"/>
    </style:style>
    <style:style style:name="P381" style:parent-style-name="Обычный" style:family="paragraph">
      <style:paragraph-properties style:text-autospace="none"/>
    </style:style>
    <style:style style:name="T382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8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8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8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86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8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88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8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90" style:parent-style-name="Обычный" style:family="paragraph">
      <style:paragraph-properties style:text-autospace="none"/>
    </style:style>
    <style:style style:name="T39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92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9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94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9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96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9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98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399" style:parent-style-name="Обычный" style:family="paragraph">
      <style:paragraph-properties style:text-autospace="none"/>
    </style:style>
    <style:style style:name="T40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01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40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03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404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40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0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07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T40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0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10" style:parent-style-name="Обычный" style:family="paragraph">
      <style:text-properties style:font-name="Times New Roman" style:font-name-complex="Times New Roman" fo:letter-spacing="-0.0006in"/>
    </style:style>
    <style:style style:name="P411" style:parent-style-name="Обычный" style:family="paragraph">
      <style:paragraph-properties style:text-autospace="none"/>
    </style:style>
    <style:style style:name="T41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1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14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41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1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17" style:parent-style-name="Обычный" style:family="paragraph">
      <style:paragraph-properties style:text-autospace="none"/>
    </style:style>
    <style:style style:name="T41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19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T420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421" style:parent-style-name="Обычный" style:family="paragraph">
      <style:paragraph-properties style:text-autospace="none"/>
    </style:style>
    <style:style style:name="T42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23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42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25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42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27" style:parent-style-name="Обычный" style:family="paragraph">
      <style:paragraph-properties style:text-autospace="none"/>
    </style:style>
    <style:style style:name="T42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2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3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3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3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3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34" style:parent-style-name="Обычный" style:family="paragraph">
      <style:paragraph-properties style:text-autospace="none"/>
    </style:style>
    <style:style style:name="T43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3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3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38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43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4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4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42" style:parent-style-name="Обычный" style:family="paragraph">
      <style:paragraph-properties style:text-autospace="none"/>
    </style:style>
    <style:style style:name="T44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44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44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46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447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44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4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5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51" style:parent-style-name="Обычный" style:family="paragraph">
      <style:text-properties style:font-name="Times New Roman" style:font-name-complex="Times New Roman"/>
    </style:style>
    <style:style style:name="P452" style:parent-style-name="Обычный" style:family="paragraph">
      <style:text-properties style:font-name="Times New Roman" style:font-name-complex="Times New Roman" fo:letter-spacing="-0.0006in"/>
    </style:style>
    <style:style style:name="P453" style:parent-style-name="Обычный" style:family="paragraph">
      <style:paragraph-properties style:text-autospace="none"/>
    </style:style>
    <style:style style:name="T45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5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5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5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58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45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60" style:parent-style-name="Обычный" style:family="paragraph">
      <style:text-properties style:font-name="Times New Roman" style:font-name-complex="Times New Roman"/>
    </style:style>
    <style:style style:name="P461" style:parent-style-name="Обычный" style:family="paragraph">
      <style:text-properties style:font-name="Times New Roman" style:font-name-complex="Times New Roman" fo:letter-spacing="-0.0006in"/>
    </style:style>
    <style:style style:name="P462" style:parent-style-name="Обычный" style:family="paragraph">
      <style:paragraph-properties style:text-autospace="none"/>
    </style:style>
    <style:style style:name="T46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6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65" style:parent-style-name="Обычный" style:family="paragraph">
      <style:paragraph-properties style:text-autospace="none"/>
    </style:style>
    <style:style style:name="T46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6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6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69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47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7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4" style:parent-style-name="Обычный" style:family="paragraph">
      <style:paragraph-properties style:text-autospace="none"/>
    </style:style>
    <style:style style:name="T47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7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7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9" style:parent-style-name="Обычный" style:family="paragraph">
      <style:text-properties style:font-name="Times New Roman" style:font-name-complex="Times New Roman"/>
    </style:style>
    <style:style style:name="P480" style:parent-style-name="Обычный" style:family="paragraph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81" style:parent-style-name="Обычный" style:family="paragraph">
      <style:paragraph-properties fo:break-before="page"/>
      <style:text-properties style:font-name="Times New Roman" style:font-name-complex="Times New Roman" fo:hyphenate="true"/>
    </style:style>
    <style:style style:name="T482" style:parent-style-name="Основнойшрифтабзаца" style:family="text">
      <style:text-properties style:font-name="Times New Roman" style:use-window-font-color="true"/>
    </style:style>
    <style:style style:name="T483" style:parent-style-name="Основнойшрифтабзаца" style:family="text">
      <style:text-properties style:font-name="Times New Roman" style:use-window-font-color="true"/>
    </style:style>
    <style:style style:name="T484" style:parent-style-name="Основнойшрифтабзаца" style:family="text">
      <style:text-properties style:font-name="Times New Roman" fo:language="uk" fo:country="UA"/>
    </style:style>
    <style:style style:name="T4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486" style:parent-style-name="Обычный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TableColumn488" style:family="table-column">
      <style:table-column-properties style:column-width="1.8277in"/>
    </style:style>
    <style:style style:name="TableColumn489" style:family="table-column">
      <style:table-column-properties style:column-width="4.275in"/>
    </style:style>
    <style:style style:name="Table487" style:family="table">
      <style:table-properties style:width="6.1027in" fo:margin-left="0.3708in" table:align="lef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Обычный" style:family="paragraph">
      <style:paragraph-properties fo:text-align="center"/>
    </style:style>
    <style:style style:name="T493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Обычный" style:family="paragraph">
      <style:paragraph-properties fo:text-align="center"/>
    </style:style>
    <style:style style:name="T496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Обычный" style:family="paragraph">
      <style:text-properties style:font-name="Times New Roman" style:font-name-complex="Times New Roman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T501" style:parent-style-name="Основнойшрифтабзаца" style:family="text">
      <style:text-properties style:font-name="Times New Roman" style:font-name-complex="Times New Roman"/>
    </style:style>
    <style:style style:name="T502" style:parent-style-name="Основнойшрифтабзаца" style:family="text">
      <style:text-properties style:font-name="Times New Roman" style:font-name-complex="Times New Roman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Обычный" style:family="paragraph">
      <style:text-properties style:font-name="Times New Roman" style:font-name-complex="Times New Roman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Обычный" style:family="paragraph">
      <style:text-properties style:font-name="Times New Roman" style:font-name-complex="Times New Roman"/>
    </style:style>
    <style:style style:name="T509" style:parent-style-name="Основнойшрифтабзаца" style:family="text">
      <style:text-properties style:font-name="Times New Roman" style:font-name-complex="Times New Roman"/>
    </style:style>
    <style:style style:name="T510" style:parent-style-name="Основнойшрифтабзаца" style:family="text">
      <style:text-properties style:font-name="Times New Roman" style:font-name-complex="Times New Roman"/>
    </style:style>
    <style:style style:name="T511" style:parent-style-name="Основнойшрифтабзаца" style:family="text">
      <style:text-properties style:font-name="Times New Roman" style:font-name-complex="Times New Roman"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/>
    </style:style>
    <style:style style:name="P513" style:parent-style-name="Обычный" style:family="paragraph">
      <style:text-properties style:font-name="Times New Roman" style:font-name-complex="Times New Roman"/>
    </style:style>
    <style:style style:name="T514" style:parent-style-name="Основнойшрифтабзаца" style:family="text">
      <style:text-properties style:font-name="Times New Roman" style:font-name-complex="Times New Roman"/>
    </style:style>
    <style:style style:name="T515" style:parent-style-name="Основнойшрифтабзаца" style:family="text">
      <style:text-properties style:font-name="Times New Roman" style:font-name-complex="Times New Roman" fo:language="ru" fo:country="RU"/>
    </style:style>
    <style:style style:name="T516" style:parent-style-name="Основнойшрифтабзаца" style:family="text">
      <style:text-properties style:font-name="Times New Roman" style:font-name-complex="Times New Roman"/>
    </style:style>
    <style:style style:name="T517" style:parent-style-name="Основнойшрифтабзаца" style:family="text">
      <style:text-properties style:font-name="Times New Roman" style:font-name-complex="Times New Roman"/>
    </style:style>
    <style:style style:name="T518" style:parent-style-name="Основнойшрифтабзаца" style:family="text">
      <style:text-properties style:font-name="Times New Roman" style:font-name-complex="Times New Roman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Обычный" style:family="paragraph">
      <style:text-properties style:font-name="Times New Roman" style:font-name-complex="Times New Roman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T524" style:parent-style-name="Основнойшрифтабзаца" style:family="text">
      <style:text-properties style:font-name="Times New Roman" style:font-name-complex="Times New Roman"/>
    </style:style>
    <style:style style:name="T525" style:parent-style-name="Основнойшрифтабзаца" style:family="text">
      <style:text-properties style:font-name="Times New Roman" style:font-name-complex="Times New Roman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/>
    </style:style>
    <style:style style:name="P527" style:parent-style-name="Обычный" style:family="paragraph">
      <style:text-properties style:font-name="Times New Roman" style:font-name-complex="Times New Roman"/>
    </style:style>
    <style:style style:name="P528" style:parent-style-name="Обычный" style:family="paragraph">
      <style:text-properties style:font-name="Times New Roman" style:font-name-complex="Times New Roman"/>
    </style:style>
    <style:style style:name="P529" style:parent-style-name="Обычный" style:family="paragraph">
      <style:text-properties style:font-name="Times New Roman" style:font-name-complex="Times New Roman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Обычный" style:family="paragraph">
      <style:text-properties style:font-name="Times New Roman" style:font-name-complex="Times New Roman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Обычный" style:family="paragraph">
      <style:text-properties style:font-name="Times New Roman" style:font-name-complex="Times New Roman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Обычный" style:family="paragraph">
      <style:text-properties style:font-name="Times New Roman" style:font-name-complex="Times New Roman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Обычный" style:family="paragraph">
      <style:text-properties style:font-name="Times New Roman" style:font-name-complex="Times New Roman"/>
    </style:style>
    <style:style style:name="P540" style:parent-style-name="Обычный" style:family="paragraph">
      <style:text-properties style:font-name="Times New Roman" style:font-name-complex="Times New Roman"/>
    </style:style>
    <style:style style:name="P541" style:parent-style-name="Обычный" style:family="paragraph">
      <style:text-properties style:font-name="Times New Roman" style:font-name-complex="Times New Roman" style:language-asian="en" style:country-asian="US"/>
    </style:style>
    <style:style style:name="P542" style:parent-style-name="Обычный" style:family="paragraph">
      <style:paragraph-properties fo:text-align="justify" fo:text-indent="0.5in"/>
      <style:text-properties style:font-name="Times New Roman" style:font-name-complex="Times New Roman"/>
    </style:style>
    <style:style style:name="P543" style:parent-style-name="Обычный" style:family="paragraph">
      <style:paragraph-properties fo:text-align="justify" fo:text-indent="0.5in"/>
      <style:text-properties style:font-name="Times New Roman" style:font-name-complex="Times New Roman"/>
    </style:style>
    <style:style style:name="P544" style:parent-style-name="Обычный" style:family="paragraph">
      <style:paragraph-properties fo:text-align="justify" fo:text-indent="0.5in"/>
      <style:text-properties style:font-name="Times New Roman" style:font-name-complex="Times New Roman"/>
    </style:style>
    <style:style style:name="P545" style:parent-style-name="Обычный" style:family="paragraph">
      <style:paragraph-properties fo:text-align="justify"/>
      <style:text-properties style:font-name="Times New Roman" style:font-name-complex="Times New Roman"/>
    </style:style>
    <style:style style:name="P546" style:parent-style-name="Обычный" style:family="paragraph">
      <style:paragraph-properties fo:text-align="justify" fo:text-indent="0.5in"/>
    </style:style>
    <style:style style:name="T547" style:parent-style-name="Основнойшрифтабзаца" style:family="text">
      <style:text-properties style:font-name="Times New Roman" style:font-name-complex="Times New Roman"/>
    </style:style>
    <style:style style:name="T548" style:parent-style-name="Основнойшрифтабзаца" style:family="text">
      <style:text-properties style:font-name="Times New Roman" style:font-name-complex="Times New Roman"/>
    </style:style>
    <style:style style:name="T549" style:parent-style-name="Основнойшрифтабзаца" style:family="text">
      <style:text-properties style:font-name="Times New Roman" style:font-name-complex="Times New Roman" fo:language="ru" fo:country="RU"/>
    </style:style>
    <style:style style:name="T550" style:parent-style-name="Основнойшрифтабзаца" style:family="text">
      <style:text-properties style:font-name="Times New Roman" style:font-name-complex="Times New Roman"/>
    </style:style>
    <style:style style:name="T551" style:parent-style-name="Основнойшрифтабзаца" style:family="text">
      <style:text-properties style:font-name="Times New Roman" style:font-name-complex="Times New Roman"/>
    </style:style>
    <style:style style:name="P552" style:parent-style-name="Обычный" style:family="paragraph">
      <style:paragraph-properties fo:text-align="justify" fo:text-indent="0.5in"/>
      <style:text-properties style:font-name="Times New Roman" style:font-name-complex="Times New Roman"/>
    </style:style>
    <style:style style:name="P553" style:parent-style-name="Обычный" style:family="paragraph">
      <style:paragraph-properties fo:widows="2" fo:orphans="2" style:vertical-align="auto" fo:margin-top="0.1069in" fo:margin-bottom="0.1388in" fo:line-height="101%">
        <style:tab-stops>
          <style:tab-stop style:type="left" style:position="0.2958in"/>
        </style:tab-stops>
      </style:paragraph-properties>
      <style:text-properties style:font-name="Times New Roman" style:font-name-complex="Times New Roman" style:use-window-font-color="true" fo:font-size="14pt" style:font-size-asian="14pt" style:font-size-complex="14pt" fo:hyphenate="true"/>
    </style:style>
    <style:style style:name="P554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/>
    </style:style>
    <style:style style:name="P555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/>
    </style:style>
    <style:style style:name="P556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/>
    </style:style>
    <style:style style:name="P557" style:parent-style-name="Standard" style:family="paragraph">
      <style:paragraph-properties fo:margin-bottom="0.1111in" style:line-height-at-least="0.2166in"/>
    </style:style>
    <style:style style:name="T55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56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5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9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6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2" style:parent-style-name="Standard" style:family="paragraph">
      <style:paragraph-properties fo:margin-bottom="0.1111in" style:line-height-at-least="0.2166in"/>
    </style:style>
    <style:style style:name="T69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complex="Times New Roman" fo:color="#5983B0" fo:font-size="14pt" style:font-size-asian="14pt" style:font-size-complex="14pt"/>
    </style:style>
  </office:automatic-styles>
  <office:body>
    <office:text text:use-soft-page-breaks="true">
      <text:p text:style-name="P1"><text:span text:style-name="T2">Кам’янець-Подільський національний університет</text:span><text:span text:style-name="T3"><text:line-break/></text:span><text:span text:style-name="T4">імені Івана Огієнка</text:span></text:p>
      <text:p text:style-name="P5">  </text:p>
      <text:p text:style-name="P6"> </text:p>
      <text:p text:style-name="P7">КАФЕДРА КОМП’ЮТЕРНИХ НАУК</text:p>
      <text:p text:style-name="P8"><text:span text:style-name="T9"> </text:span></text:p>
      <text:p text:style-name="P10"><text:span text:style-name="T11"> </text:span></text:p>
      <text:p text:style-name="P12"/>
      <text:p text:style-name="P13"><text:span text:style-name="T14">Навчальна дисципліна<text:s/></text:span><text:span text:style-name="T15">«</text:span><text:span text:style-name="T16">Об’єктно-орієнтоване програмування</text:span><text:span text:style-name="T17">»</text:span></text:p>
      <text:p text:style-name="P18"><text:span text:style-name="T19"> </text:span></text:p>
      <text:p text:style-name="P20"><text:span text:style-name="T21"> </text:span></text:p>
      <text:p text:style-name="P22"><text:span text:style-name="T23">ЛАБОРАТОРНА РОБОТА<text:s/></text:span><text:span text:style-name="T24">#010</text:span><text:span text:style-name="T25">7</text:span></text:p>
      <text:p text:style-name="P26"><text:span text:style-name="T27"> </text:span></text:p>
      <text:p text:style-name="P28">Тема:</text:p>
      <text:p text:style-name="P29"><text:span text:style-name="T30">Обробка винятків.</text:span></text:p>
      <text:p text:style-name="P31"><text:span text:style-name="T32">Варіант №</text:span><text:span text:style-name="T33">6</text:span></text:p>
      <text:p text:style-name="P34"/>
      <text:p text:style-name="P35"><text:span text:style-name="T36"> </text:span></text:p>
      <text:p text:style-name="P37"><text:span text:style-name="T38">Виконав</text:span><text:span text:style-name="T39">:</text:span><text:span text:style-name="T40"><text:line-break/></text:span><text:span text:style-name="T41">студент<text:s/></text:span><text:span text:style-name="T42">1</text:span><text:span text:style-name="T43">-го курсу</text:span><text:span text:style-name="T44"><text:line-break/></text:span><text:span text:style-name="T45">групи KN</text:span><text:span text:style-name="T46">ms</text:span><text:span text:style-name="T47">1-B2</text:span><text:span text:style-name="T48">3</text:span><text:span text:style-name="T49"><text:line-break/></text:span><text:span text:style-name="T50">Дарманський М.А.</text:span></text:p>
      <text:p text:style-name="P51"/>
      <text:p text:style-name="P52"><text:span text:style-name="T53">Прийняла</text:span><text:span text:style-name="T54">:</text:span><text:span text:style-name="T55"><text:line-break/></text:span><text:span text:style-name="T56">старший викладач,</text:span><text:span text:style-name="T57"><text:line-break/></text:span><text:span text:style-name="T58">Мястковська М.О.</text:span></text:p>
      <text:p text:style-name="P59"/>
      <text:p text:style-name="P60"/>
      <text:p text:style-name="P61">Кам’янець-Подільський – 2023</text:p>
      <text:p text:style-name="P62"/>
      <text:p text:style-name="P63"><text:bookmark-start text:name="_Toc191167405"/><text:soft-page-break/>Теоретичні відомості<text:bookmark-end text:name="_Toc191167405"/></text:p>
      <text:h text:style-name="P64" text:outline-level="2">Види аномалій, що можуть виникати при виконанні<text:s/>програм.</text:h>
      <text:p text:style-name="P65">Ідеальних програм не існує. Тому при розробці можуть виникнути різного роду «проблеми». Наприклад, вихід за межі масиву, некоректне введення даних користувачем. У будь-якому з цих випадків програма перестає коректно працювати.<text:s/></text:p>
      <text:p text:style-name="P66">Виділяють три поширених терміни, призначеними для опису аномалій:</text:p>
      <text:p text:style-name="Обычный"><text:span text:style-name="T67">1. </text:span><text:span text:style-name="T68">Програмні помилки.</text:span><text:span text:style-name="T69"><text:s/>Так, зазвичай, називають помилки, що допускають програмісти.<text:s/></text:span></text:p>
      <text:p text:style-name="P70"><text:span text:style-name="T71">List</text:span><text:span text:style-name="T72">&lt;</text:span><text:span text:style-name="T73">int</text:span><text:span text:style-name="T74">&gt; lst1 =<text:s/></text:span><text:span text:style-name="T75">new</text:span><text:span text:style-name="T76"><text:s/></text:span><text:span text:style-name="T77">List</text:span><text:span text:style-name="T78">&lt;</text:span><text:span text:style-name="T79">int</text:span><text:span text:style-name="T80">&gt;();</text:span></text:p>
      <text:p text:style-name="P81"><text:span text:style-name="T82">lst1 =<text:s/></text:span><text:span text:style-name="T83">null</text:span><text:span text:style-name="T84">;</text:span></text:p>
      <text:p text:style-name="P85">lst1.Add(5);</text:p>
      <text:p text:style-name="P86"><text:span text:style-name="T87">// System.NullReferenceException: 'Object reference not set to an</text:span><text:span text:style-name="T88"><text:s/>instance of an object.'</text:span></text:p>
      <text:p text:style-name="Обычный"><text:span text:style-name="T89">//lst1 was null.</text:span></text:p>
      <text:p text:style-name="Обычный"><text:span text:style-name="T90">2. </text:span><text:span text:style-name="T91">Користувацькі помилки</text:span><text:span text:style-name="T92">. Наприклад, введення замість числа тексту може призвести до помилки, якщо в коді не передбачена обробка таких ситуацій.</text:span></text:p>
      <text:p text:style-name="Обычный"><text:span text:style-name="T93">3. </text:span><text:span text:style-name="T94">Винятки</text:span><text:span text:style-name="T95">. Винятками зазвичай називаються аномалії, що виникають під</text:span><text:span text:style-name="T96"><text:s/>час виконання, які важко, а часом і неможливо, врахувати під час програмування додатку. Прикладами винятків можуть бути спроба підключення до бази даних, яка більше не існує, відкриття пошкодженого файлу або спроба встановлення зв'язку з машиною, яка в по</text:span><text:span text:style-name="T97">точний момент знаходиться в автономному режимі. У кожному з цих випадків програміст (або кінцевий користувач) мало що може зробити з подібними "винятковими" обставинами.</text:span></text:p>
      <text:p text:style-name="Обычный"><text:span text:style-name="T98">Структурована обробка винятків в .NET</text:span><text:span text:style-name="T99"><text:s/>– це прийом, призначений для роботи з винятковим</text:span><text:span text:style-name="T100">и ситуаціями, які виникають під час виконання. У термінології .NET під "винятком" маються на увазі програмні помилки, некоректне введення користувачем і помилки часу виконання.</text:span></text:p>
      <text:p text:style-name="Обычный"><text:span text:style-name="T101">Оператор<text:s/></text:span><text:span text:style-name="T102">try</text:span><text:span text:style-name="T103"><text:s/>вказує блок коду, що призначений для обробки помилкових ситуацій а</text:span><text:span text:style-name="T104">бо очистки. За блоком<text:s/></text:span><text:span text:style-name="T105">try</text:span><text:span text:style-name="T106"><text:s/>має слідувати блок<text:s/></text:span><text:span text:style-name="T107">catch</text:span><text:span text:style-name="T108">, блок<text:s/></text:span><text:span text:style-name="T109">finally</text:span><text:span text:style-name="T110"><text:s/>або обидва блоки одразу.<text:s/></text:span></text:p>
      <text:p text:style-name="P111">Блок catch виконується тоді, коли виникає помилка в блоці try. Блок finally виконується після блока try та після блока catch (якщо він присутній), забезпечуючи<text:s/>очистку не залежно від того, виникла помилка чи ні.</text:p>
      <text:p text:style-name="P112">Блок catch має доступ до об’єкта Exception, який містить інформацію про помилку.</text:p>
      <text:p text:style-name="P113"><text:span text:style-name="T114">try</text:span></text:p>
      <text:p text:style-name="P115">{</text:p>
      <text:p text:style-name="P116"><text:span text:style-name="T117">…</text:span><text:span text:style-name="T118">//під час виконання цього блоку може виникнути виняток</text:span></text:p>
      <text:p text:style-name="P119">}</text:p>
      <text:p text:style-name="P120"><text:span text:style-name="T121">catch</text:span><text:span text:style-name="T122"><text:s/>(ExceptionA ex)</text:span></text:p>
      <text:p text:style-name="P123">{</text:p>
      <text:p text:style-name="P124"><text:span text:style-name="T125">…</text:span><text:span text:style-name="T126">//Обробити виняток типу ExceptionA</text:span></text:p>
      <text:p text:style-name="P127">}</text:p>
      <text:p text:style-name="P128"><text:span text:style-name="T129">catch</text:span><text:span text:style-name="T130"><text:s/>(ExceptionB ex)</text:span></text:p>
      <text:p text:style-name="P131">{</text:p>
      <text:p text:style-name="P132"><text:span text:style-name="T133">…</text:span><text:span text:style-name="T134">// Обробити виняток типу ExceptionB</text:span></text:p>
      <text:p text:style-name="P135">}</text:p>
      <text:p text:style-name="P136"><text:span text:style-name="T137">finally</text:span></text:p>
      <text:p text:style-name="P138">{</text:p>
      <text:p text:style-name="P139"><text:span text:style-name="T140">…</text:span><text:span text:style-name="T141">//Код виконується завжди (очистка)</text:span></text:p>
      <text:p text:style-name="P142">}</text:p>
      <text:p text:style-name="P143"/>
      <text:p text:style-name="P144">Типи винятків (наприклад): OutOfMemoryException, IndexOutOfRangeException, FormatException, OverflowException, System.Exception (всі типи<text:s/>винятків). Більш специфічні типи мають розміщуватися першими.</text:p>
      <text:p text:style-name="P145">Розглянемо наступний приклад:</text:p>
      <text:p text:style-name="P146"><text:span text:style-name="T147"><text:s text:c="4"/></text:span><text:span text:style-name="T148">class</text:span><text:span text:style-name="T149"><text:s/></text:span><text:span text:style-name="T150">Program</text:span></text:p>
      <text:p text:style-name="P151"><text:s text:c="4"/>{</text:p>
      <text:p text:style-name="P152"><text:span text:style-name="T153"><text:s text:c="8"/></text:span><text:span text:style-name="T154">static</text:span><text:span text:style-name="T155"><text:s/></text:span><text:span text:style-name="T156">void</text:span><text:span text:style-name="T157"><text:s/>Main(</text:span><text:span text:style-name="T158">string</text:span><text:span text:style-name="T159">[] args)</text:span></text:p>
      <text:p text:style-name="P160"><text:s text:c="8"/>{</text:p>
      <text:p text:style-name="P161"><text:span text:style-name="T162"><text:s text:c="12"/></text:span><text:span text:style-name="T163">int</text:span><text:span text:style-name="T164"><text:s/>x = 5;</text:span></text:p>
      <text:p text:style-name="P165"><text:span text:style-name="T166"><text:s text:c="12"/></text:span><text:span text:style-name="T167">int</text:span><text:span text:style-name="T168"><text:s/>y = x / 0;</text:span></text:p>
      <text:soft-page-break/>
      <text:p text:style-name="P169"><text:span text:style-name="T170"><text:s text:c="12"/></text:span><text:span text:style-name="T171">Console</text:span><text:span text:style-name="T172">.WriteLine(</text:span><text:span text:style-name="T173">$"Результа</text:span><text:span text:style-name="T174">т:<text:s/></text:span><text:span text:style-name="T175">{y}</text:span><text:span text:style-name="T176">"</text:span><text:span text:style-name="T177">);</text:span></text:p>
      <text:p text:style-name="P178"><text:span text:style-name="T179"><text:s text:c="12"/></text:span><text:span text:style-name="T180">Console</text:span><text:span text:style-name="T181">.WriteLine(</text:span><text:span text:style-name="T182">"Кінець програми"</text:span><text:span text:style-name="T183">);</text:span></text:p>
      <text:p text:style-name="P184"><text:span text:style-name="T185"><text:s text:c="12"/></text:span><text:span text:style-name="T186">Console</text:span><text:span text:style-name="T187">.Read();</text:span></text:p>
      <text:p text:style-name="P188"><text:s text:c="8"/>}</text:p>
      <text:p text:style-name="Обычный"><text:span text:style-name="T189"><text:s text:c="4"/>}</text:span></text:p>
      <text:p text:style-name="P190">У даному випадку відбувається ділення числа на 0, що призведе до генерації винятку. І при запуску програми в режимі відлагодження ми побачимо у Visual<text:s/>Studio віконце, яке повідомляє про виключення типу System.DivideByZeroException , тобто спроба ділення на нуль.</text:p>
      <text:p text:style-name="P191">І в цьому випадку єдине, що нам залишається, це завершити виконання програми.</text:p>
      <text:p text:style-name="P192">Щоб уникнути такого аварійного завершення програми, слід використовувати для обробки винятків конструкцію try...catch...finally . Так, перепишемо приклад так:</text:p>
      <text:p text:style-name="P193"><text:span text:style-name="T194"><text:s/></text:span><text:span text:style-name="T195">class</text:span><text:span text:style-name="T196"><text:s/></text:span><text:span text:style-name="T197">Program</text:span></text:p>
      <text:p text:style-name="P198"><text:s text:c="4"/>{</text:p>
      <text:p text:style-name="P199"><text:span text:style-name="T200"><text:s text:c="8"/></text:span><text:span text:style-name="T201">static</text:span><text:span text:style-name="T202"><text:s/></text:span><text:span text:style-name="T203">void</text:span><text:span text:style-name="T204"><text:s/>Main(</text:span><text:span text:style-name="T205">string</text:span><text:span text:style-name="T206">[] args)</text:span></text:p>
      <text:p text:style-name="P207"><text:s text:c="8"/>{</text:p>
      <text:p text:style-name="P208"><text:span text:style-name="T209"><text:s text:c="12"/></text:span><text:span text:style-name="T210">try</text:span></text:p>
      <text:p text:style-name="P211"><text:s text:c="12"/>{</text:p>
      <text:p text:style-name="P212"><text:span text:style-name="T213"><text:s text:c="16"/></text:span><text:span text:style-name="T214">int</text:span><text:span text:style-name="T215"><text:s/>x = 5;</text:span></text:p>
      <text:p text:style-name="P216"><text:span text:style-name="T217"><text:s text:c="16"/></text:span><text:span text:style-name="T218">int</text:span><text:span text:style-name="T219"><text:s/>y = x / 0;</text:span></text:p>
      <text:p text:style-name="P220"><text:span text:style-name="T221"><text:s text:c="4"/></text:span><text:span text:style-name="T222"><text:s text:c="12"/></text:span><text:span text:style-name="T223">Console</text:span><text:span text:style-name="T224">.WriteLine(</text:span><text:span text:style-name="T225">$"Результат:<text:s/></text:span><text:span text:style-name="T226">{y}</text:span><text:span text:style-name="T227">"</text:span><text:span text:style-name="T228">);</text:span></text:p>
      <text:p text:style-name="P229"><text:s text:c="12"/>}</text:p>
      <text:p text:style-name="P230"><text:span text:style-name="T231"><text:s text:c="12"/></text:span><text:span text:style-name="T232">catch</text:span></text:p>
      <text:p text:style-name="P233"><text:s text:c="12"/>{</text:p>
      <text:p text:style-name="P234"><text:span text:style-name="T235"><text:s text:c="16"/></text:span><text:span text:style-name="T236">Console</text:span><text:span text:style-name="T237">.WriteLine(</text:span><text:span text:style-name="T238">"Виникло виключення!"</text:span><text:span text:style-name="T239">);</text:span></text:p>
      <text:p text:style-name="P240"><text:s text:c="12"/>}</text:p>
      <text:p text:style-name="P241"><text:span text:style-name="T242"><text:s text:c="12"/></text:span><text:span text:style-name="T243">finally</text:span></text:p>
      <text:p text:style-name="P244"><text:s text:c="12"/>{</text:p>
      <text:p text:style-name="P245"><text:span text:style-name="T246"><text:s text:c="16"/></text:span><text:span text:style-name="T247">Console</text:span><text:span text:style-name="T248">.WriteLine(</text:span><text:span text:style-name="T249">"Блок finally"</text:span><text:span text:style-name="T250">);</text:span></text:p>
      <text:p text:style-name="P251"><text:s text:c="12"/>}</text:p>
      <text:p text:style-name="P252"><text:span text:style-name="T253"><text:s text:c="12"/></text:span><text:span text:style-name="T254">Console</text:span><text:span text:style-name="T255">.WriteLine(</text:span><text:span text:style-name="T256">"Кінець програми"</text:span><text:span text:style-name="T257">);</text:span></text:p>
      <text:p text:style-name="P258"><text:span text:style-name="T259"><text:s text:c="12"/></text:span><text:span text:style-name="T260">Console</text:span><text:span text:style-name="T261">.Read();</text:span></text:p>
      <text:p text:style-name="P262"><text:s text:c="8"/>}</text:p>
      <text:p text:style-name="Обычный"><text:span text:style-name="T263"><text:s text:c="4"/>}</text:span></text:p>
      <text:p text:style-name="P264">Ряд виняткових ситуацій можуть бути передбачені розробником. Наприклад, нехай програма передбачає введення числа та виведення його квадрата:</text:p>
      <text:p text:style-name="P265"><text:span text:style-name="T266">static</text:span><text:span text:style-name="T267"><text:s/></text:span><text:span text:style-name="T268">void</text:span><text:span text:style-name="T269"><text:s/>Main(</text:span><text:span text:style-name="T270">string</text:span><text:span text:style-name="T271">[] args)</text:span></text:p>
      <text:p text:style-name="P272"><text:s text:c="4"/>{</text:p>
      <text:p text:style-name="P273"><text:span text:style-name="T274"><text:s text:c="8"/></text:span><text:span text:style-name="T275">Console</text:span><text:span text:style-name="T276">.WriteLine(</text:span><text:span text:style-name="T277">"Введіть число"</text:span><text:span text:style-name="T278">);</text:span></text:p>
      <text:p text:style-name="P279"><text:span text:style-name="T280"><text:s text:c="8"/></text:span><text:span text:style-name="T281">int</text:span><text:span text:style-name="T282"><text:s/>x =<text:s/></text:span><text:span text:style-name="T283">Int32</text:span><text:span text:style-name="T284">.Parse(</text:span><text:span text:style-name="T285">Console</text:span><text:span text:style-name="T286">.ReadLine());</text:span></text:p>
      <text:p text:style-name="P287"/>
      <text:p text:style-name="P288"><text:s text:c="8"/>x *= x;</text:p>
      <text:p text:style-name="P289"><text:span text:style-name="T290"><text:s text:c="8"/></text:span><text:span text:style-name="T291">Console</text:span><text:span text:style-name="T292">.WriteLine(</text:span><text:span text:style-name="T293">"Квадрат числа: "</text:span><text:span text:style-name="T294"><text:s/>+ x);</text:span></text:p>
      <text:p text:style-name="P295"><text:span text:style-name="T296"><text:s text:c="8"/></text:span><text:span text:style-name="T297">Console</text:span><text:span text:style-name="T298">.Read();</text:span></text:p>
      <text:p text:style-name="P299"><text:s text:c="4"/>}</text:p>
      <text:p text:style-name="P300">Якщо користувач введе не число, а<text:s/>рядок, інші символи, то програма випаде в помилку. З одного боку, тут саме та ситуація, коли можна застосувати блок try..catch, щоб обробити можливу помилку. Однак набагато оптимальніше було б перевірити допустимість перетворення:</text:p>
      <text:p text:style-name="P301"><text:span text:style-name="T302">static</text:span><text:span text:style-name="T303"><text:s/></text:span><text:span text:style-name="T304">void</text:span><text:span text:style-name="T305"><text:s/>Main(</text:span><text:span text:style-name="T306">string</text:span><text:span text:style-name="T307">[]</text:span><text:span text:style-name="T308"><text:s/>args)</text:span></text:p>
      <text:p text:style-name="P309"><text:s text:c="4"/>{</text:p>
      <text:p text:style-name="P310"><text:span text:style-name="T311"><text:s text:c="8"/></text:span><text:span text:style-name="T312">Console</text:span><text:span text:style-name="T313">.WriteLine(</text:span><text:span text:style-name="T314">"Введіть число"</text:span><text:span text:style-name="T315">);</text:span></text:p>
      <text:p text:style-name="P316"><text:span text:style-name="T317"><text:s text:c="8"/></text:span><text:span text:style-name="T318">int</text:span><text:span text:style-name="T319"><text:s/>x;</text:span></text:p>
      <text:p text:style-name="P320"><text:span text:style-name="T321"><text:s text:c="8"/></text:span><text:span text:style-name="T322">string</text:span><text:span text:style-name="T323"><text:s/>input =<text:s/></text:span><text:span text:style-name="T324">Console</text:span><text:span text:style-name="T325">.ReadLine();</text:span></text:p>
      <text:p text:style-name="P326"><text:span text:style-name="T327"><text:s text:c="8"/></text:span><text:span text:style-name="T328">if</text:span><text:span text:style-name="T329"><text:s/>(</text:span><text:span text:style-name="T330">Int32</text:span><text:span text:style-name="T331">.TryParse(input,<text:s/></text:span><text:span text:style-name="T332">out</text:span><text:span text:style-name="T333"><text:s/>x))</text:span></text:p>
      <text:p text:style-name="P334"><text:s text:c="8"/>{</text:p>
      <text:p text:style-name="P335"><text:s text:c="12"/>x *= x;</text:p>
      <text:p text:style-name="P336"><text:span text:style-name="T337"><text:s text:c="12"/></text:span><text:span text:style-name="T338">Console</text:span><text:span text:style-name="T339">.WriteLine(</text:span><text:span text:style-name="T340">"Квадрат числа: "</text:span><text:span text:style-name="T341"><text:s/>+ x);</text:span></text:p>
      <text:p text:style-name="P342"><text:s text:c="8"/>}</text:p>
      <text:p text:style-name="P343"><text:span text:style-name="T344"><text:s text:c="5"/></text:span><text:span text:style-name="T345"><text:s text:c="3"/></text:span><text:span text:style-name="T346">else</text:span></text:p>
      <text:p text:style-name="P347"><text:s text:c="8"/>{</text:p>
      <text:p text:style-name="P348"><text:span text:style-name="T349"><text:s text:c="12"/></text:span><text:span text:style-name="T350">Console</text:span><text:span text:style-name="T351">.WriteLine(</text:span><text:span text:style-name="T352">"Некоректне введення"</text:span><text:span text:style-name="T353">);</text:span></text:p>
      <text:p text:style-name="P354"><text:s text:c="8"/>}</text:p>
      <text:soft-page-break/>
      <text:p text:style-name="P355"><text:span text:style-name="T356"><text:s text:c="8"/></text:span><text:span text:style-name="T357">Console</text:span><text:span text:style-name="T358">.Read();</text:span></text:p>
      <text:p text:style-name="P359"><text:s text:c="4"/>}</text:p>
      <text:p text:style-name="P360"/>
      <text:p text:style-name="P361">Метод Int32.TryParse() повертає true, якщо перетворення можна здійснити, і false якщо не можна. При допустимості перетворення змінна x<text:s/>міститиме введене число. Так, не використовуючи, try...catch можна обробити можливу виняткову ситуацію.</text:p>
      <text:p text:style-name="P362"/>
      <text:p text:style-name="P363">З погляду продуктивності використання блоків try..catch більш накладне, ніж застосування умовних конструкцій. Тому, по можливості, замість try..catch<text:s/>краще використовувати умовні конструкції на перевірку виняткових ситуацій.</text:p>
      <text:p text:style-name="P364"/>
      <text:h text:style-name="P365" text:outline-level="2">Генерація винятків</text:h>
      <text:p text:style-name="P366">Винятки можуть генеруватися або виконуючим середовищем, або кодом користувача.</text:p>
      <text:p text:style-name="P367"><text:span text:style-name="T368">Exception</text:span><text:span text:style-name="T369"><text:s/>ex =<text:s/></text:span><text:span text:style-name="T370">new</text:span><text:span text:style-name="T371"><text:s/></text:span><text:span text:style-name="T372">Exception</text:span><text:span text:style-name="T373">(</text:span><text:span text:style-name="T374">"Сталася помилка!"</text:span><text:span text:style-name="T375">);</text:span></text:p>
      <text:p text:style-name="P376"><text:span text:style-name="T377">throw</text:span><text:span text:style-name="T378"><text:s/>ex;</text:span></text:p>
      <text:p text:style-name="P379"/>
      <text:p text:style-name="P380">Клас System.Exception<text:s/>має багато додаткових членів, які можуть бути корисні для уточнення природи проблеми. Наприклад, властивість Data дозволяє заповнити об’єкти винятку релевантною допоміжною інформацією у форматі колекції «Словник» елементів типу «ключ-значення» (для цього<text:s/>потрібно підключити простір імен System.Collections за допомогою директиви using). Наприклад:</text:p>
      <text:p text:style-name="P381"><text:span text:style-name="T382">Exception</text:span><text:span text:style-name="T383"><text:s/>ex =<text:s/></text:span><text:span text:style-name="T384">new</text:span><text:span text:style-name="T385"><text:s/></text:span><text:span text:style-name="T386">Exception</text:span><text:span text:style-name="T387">(</text:span><text:span text:style-name="T388">"Сталася помилка!"</text:span><text:span text:style-name="T389">);</text:span></text:p>
      <text:p text:style-name="P390"><text:span text:style-name="T391">ex.Data.Add(</text:span><text:span text:style-name="T392">"TimeStamp"</text:span><text:span text:style-name="T393">,</text:span><text:span text:style-name="T394">"Час виникнення помилки: "</text:span><text:span text:style-name="T395">+<text:s/></text:span><text:span text:style-name="T396">DateTime</text:span><text:span text:style-name="T397">.Now);<text:s/></text:span><text:span text:style-name="T398">//мітка часу</text:span></text:p>
      <text:p text:style-name="P399"><text:span text:style-name="T400">ex.Data.Add(</text:span><text:span text:style-name="T401">"Cause"</text:span><text:span text:style-name="T402">,<text:s/></text:span><text:span text:style-name="T403">"Невірне<text:s/></text:span><text:span text:style-name="T404">значення аргументу"</text:span><text:span text:style-name="T405">);</text:span><text:span text:style-name="T406"><text:tab/></text:span><text:span text:style-name="T407">// причина</text:span></text:p>
      <text:p text:style-name="Обычный"><text:span text:style-name="T408">throw</text:span><text:span text:style-name="T409"><text:s/>ex;</text:span></text:p>
      <text:p text:style-name="P410">Блок сatch потрібно оновити для забезпечення перевірки властивості Data на предмет рівності null.</text:p>
      <text:p text:style-name="P411"><text:span text:style-name="T412">catch</text:span><text:span text:style-name="T413"><text:s/>(</text:span><text:span text:style-name="T414">Exception</text:span><text:span text:style-name="T415"><text:s/>e)</text:span></text:p>
      <text:p text:style-name="P416"><text:s text:c="12"/>{</text:p>
      <text:p text:style-name="P417"><text:span text:style-name="T418"><text:s text:c="16"/></text:span><text:span text:style-name="T419">//За замовчуванням поле даних є порожнім, тому перевірити його на</text:span><text:span text:style-name="T420"><text:s/>null.</text:span></text:p>
      <text:p text:style-name="P421"><text:span text:style-name="T422"><text:s text:c="16"/></text:span><text:span text:style-name="T423">Console</text:span><text:span text:style-name="T424">.WriteLine(</text:span><text:span text:style-name="T425">"-&gt; Custom Data:"</text:span><text:span text:style-name="T426">);</text:span></text:p>
      <text:p text:style-name="P427"><text:span text:style-name="T428"><text:s text:c="16"/></text:span><text:span text:style-name="T429">if</text:span><text:span text:style-name="T430"><text:s/>(e.Data !=<text:s/></text:span><text:span text:style-name="T431">null</text:span><text:span text:style-name="T432">)</text:span></text:p>
      <text:p text:style-name="P433"><text:s text:c="16"/>{</text:p>
      <text:p text:style-name="P434"><text:span text:style-name="T435"><text:s text:c="20"/></text:span><text:span text:style-name="T436">foreach</text:span><text:span text:style-name="T437"><text:s/>(</text:span><text:span text:style-name="T438">DictionaryEntry</text:span><text:span text:style-name="T439"><text:s/>de<text:s/></text:span><text:span text:style-name="T440">in</text:span><text:span text:style-name="T441"><text:s/>e.Data)</text:span></text:p>
      <text:p text:style-name="P442"><text:span text:style-name="T443"><text:s text:c="24"/></text:span><text:span text:style-name="T444">Console</text:span><text:span text:style-name="T445">.WriteLine(</text:span><text:span text:style-name="T446">"-&gt;</text:span><text:span text:style-name="T447"><text:s/>{0}: {1}"</text:span><text:span text:style-name="T448">, de.Key, de.Value);</text:span></text:p>
      <text:p text:style-name="P449"><text:s text:c="16"/>}</text:p>
      <text:p text:style-name="Обычный"><text:span text:style-name="T450"><text:s text:c="12"/>}</text:span></text:p>
      <text:p text:style-name="P451"/>
      <text:p text:style-name="P452">Крім загальних винятків можна генерувати також специфічні:<text:s/></text:p>
      <text:p text:style-name="P453"><text:span text:style-name="T454">throw</text:span><text:span text:style-name="T455"><text:s/></text:span><text:span text:style-name="T456">new</text:span><text:span text:style-name="T457"><text:s/></text:span><text:span text:style-name="T458">ArgumentNullException</text:span><text:span text:style-name="T459">();</text:span></text:p>
      <text:p text:style-name="P460"/>
      <text:p text:style-name="P461">Виняток можна перехопити, обробити та згенерувати знову:</text:p>
      <text:p text:style-name="P462"><text:span text:style-name="T463">try</text:span><text:span text:style-name="T464"><text:s/>{…}</text:span></text:p>
      <text:p text:style-name="P465"><text:span text:style-name="T466"><text:s text:c="12"/></text:span><text:span text:style-name="T467">catch</text:span><text:span text:style-name="T468"><text:s/>(</text:span><text:span text:style-name="T469">Exception</text:span><text:span text:style-name="T470"><text:s/></text:span><text:span text:style-name="T471">ex)</text:span></text:p>
      <text:p text:style-name="P472"><text:s text:c="12"/>{</text:p>
      <text:p text:style-name="P473"><text:s text:c="16"/>...</text:p>
      <text:p text:style-name="P474"><text:span text:style-name="T475"><text:s text:c="16"/></text:span><text:span text:style-name="T476">throw</text:span><text:span text:style-name="T477">;</text:span></text:p>
      <text:p text:style-name="Обычный"><text:span text:style-name="T478"><text:s text:c="12"/>}</text:span></text:p>
      <text:p text:style-name="P479"/>
      <text:p text:style-name="P480"/>
      <text:p text:style-name="P481"/>
      <text:h text:style-name="Заголовок1" text:outline-level="1"><text:span text:style-name="T482">2) Написати повні умови задачі.<text:s/></text:span><text:span text:style-name="T483"><text:line-break/></text:span><text:span text:style-name="T484">Завдання для виконання<text:s/></text:span></text:h>
      <text:p text:style-name="Обычный"><text:span text:style-name="T485">Описати структуру автосалону.</text:span></text:p>
      <text:p text:style-name="P486"/>
      <table:table table:style-name="Table487">
        <table:table-columns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<text:span text:style-name="T493">Класи</text:span></text:p>
          </table:table-cell>
          <table:table-cell table:style-name="TableCell494">
            <text:p text:style-name="P495"><text:span text:style-name="T496">Властивості</text:span></text:p>
          </table:table-cell>
        </table:table-row>
        <table:table-row table:style-name="TableRow497">
          <table:table-cell table:style-name="TableCell498">
            <text:p text:style-name="P499">Автосалон</text:p>
          </table:table-cell>
          <table:table-cell table:style-name="TableCell500">
            <text:p text:style-name="Обычный"><text:span text:style-name="T501">Назва</text:span><text:span text:style-name="T502"><text:s/></text:span><text:span text:style-name="T503">(get, set)</text:span></text:p>
          </table:table-cell>
        </table:table-row>
        <table:table-row table:style-name="TableRow504">
          <table:table-cell table:style-name="TableCell505">
            <text:p text:style-name="P506">Автомобіль</text:p>
          </table:table-cell>
          <table:table-cell table:style-name="TableCell507">
            <text:p text:style-name="P508">Марка (get, set)</text:p>
            <text:p text:style-name="Обычный"><text:span text:style-name="T509">Макс. кількість</text:span><text:span text:style-name="T510"><text:s/>пасажирів</text:span><text:span text:style-name="T511"><text:s/></text:span><text:span text:style-name="T512">(get, set)</text:span></text:p>
            <text:p text:style-name="P513">Вартість (get, set)</text:p>
            <text:p text:style-name="Обычный"><text:span text:style-name="T514">Кількість на складі</text:span><text:span text:style-name="T515"><text:s/></text:span><text:span text:style-name="T516">(get, set)</text:span></text:p>
            <text:p text:style-name="Обычный"><text:span text:style-name="T517">boolean наявність</text:span><text:span text:style-name="T518"><text:s/></text:span><text:span text:style-name="T519">(get, set)</text:span></text:p>
          </table:table-cell>
        </table:table-row>
        <table:table-row table:style-name="TableRow520">
          <table:table-cell table:style-name="TableCell521">
            <text:p text:style-name="P522">Заявка на покупку</text:p>
          </table:table-cell>
          <table:table-cell table:style-name="TableCell523">
            <text:p text:style-name="Обычный"><text:span text:style-name="T524">ПІБ покупця</text:span><text:span text:style-name="T525"><text:s/></text:span><text:span text:style-name="T526">(get, set)</text:span></text:p>
            <text:p text:style-name="P527">Номер телефону (get, set)</text:p>
            <text:p text:style-name="P528">Автомобілі (add, remove, get)</text:p>
            <text:p text:style-name="P529">Розрахувати<text:s/><text:bookmark-start text:name="OLE_LINK32"/>вартість<text:s/><text:bookmark-end text:name="OLE_LINK32"/>замовлення ()</text:p>
          </table:table-cell>
        </table:table-row>
        <table:table-row table:style-name="TableRow530">
          <table:table-cell table:style-name="TableCell531">
            <text:p text:style-name="P532">Заявка на придбання<text:s/>зі стенду</text:p>
          </table:table-cell>
          <table:table-cell table:style-name="TableCell533">
            <text:p text:style-name="P534">Розрахувати вартість замовлення ()</text:p>
          </table:table-cell>
        </table:table-row>
        <table:table-row table:style-name="TableRow535">
          <table:table-cell table:style-name="TableCell536">
            <text:p text:style-name="P537">Заявка на відкладену поставку</text:p>
          </table:table-cell>
          <table:table-cell table:style-name="TableCell538">
            <text:p text:style-name="P539">Відсоток знижки (get, set)</text:p>
            <text:p text:style-name="P540"><text:bookmark-start text:name="OLE_LINK31"/>Розрахувати вартість замовлення<text:s/><text:bookmark-end text:name="OLE_LINK31"/>()</text:p>
          </table:table-cell>
        </table:table-row>
      </table:table>
      <text:p text:style-name="P541"/>
      <text:p text:style-name="P542">а) Обробити всі винятки з допомогою блоку try ... catch (Exception ...) в методі «розрахувати вартість замовлення»<text:s/>класів Заявка на придбання зі стенду і Заявка на відкладену поставку. При виникненні виключення виводити на екран повідомлення про помилку.</text:p>
      <text:p text:style-name="P543">Описати власний клас винятків KilkistAvtoException. У методі «розрахувати вартість замовлення» класів Заявка на придбання зі стенду і Заявка на відкладену поставку викидати власне виключення типу KilkistAvtoException, якщо кількість автомобілів в заявці дорівнює нулю. У цьому ж методі обробити KilkistAvtoException в блоці catch. При виникненні виключення виводити повідомлення про помилку на екран.</text:p>
      <text:p text:style-name="P544">В основній програмі (main) перевірити роботу блоку обробки винятків методу «розрахувати вартість замовлення».</text:p>
      <text:p text:style-name="P545"/>
      <text:p text:style-name="P546"><text:span text:style-name="T547">б) Описати власний клас винятків PIBException. У конструкторі реалізувати перевірку значення властивості ПІБ<text:s/></text:span><text:span text:style-name="T548">покупця, при значенні null або порожній рядку викидати власне виключення типу PIBException. Обробити виняток PIBExceptionс допомогою блоку try ... catch, в блоці обробки винятків вивести на екран повідомлення «Неможливо створити заявку – не</text:span><text:span text:style-name="T549"><text:s/></text:span><text:span text:style-name="T550">вказано ПІБ пок</text:span><text:span text:style-name="T551">упця» і повторно створити виняток.</text:span></text:p>
      <text:p text:style-name="P552">В основній програмі (main) обробити виклик конструктора класу Заявка на покупку і перевірити роботу обробника виключення.</text:p>
      <text:p text:style-name="P553"/>
      <text:p text:style-name="P554"/>
      <text:p text:style-name="P555"/>
      <text:p text:style-name="P556"/>
      <text:p text:style-name="P557"><text:span text:style-name="T558">3</text:span><text:span text:style-name="T559">-4</text:span><text:span text:style-name="T560">) Послідовність виконання завдань (вказати назви меню, назви команд, рядки програми тощо; також</text:span><text:span text:style-name="T561">, використовуючи, копії вікон програми).<text:s/></text:span><text:soft-page-break/><text:span text:style-name="T562">Лістинги програм. <text:s/></text:span></text:p>
      <text:p text:style-name="P563">using System;</text:p>
      <text:p text:style-name="P564"/>
      <text:p text:style-name="P565">class Program</text:p>
      <text:p text:style-name="P566">{</text:p>
      <text:p text:style-name="P567"><text:s text:c="4"/>static void Main()</text:p>
      <text:p text:style-name="P568"><text:s text:c="4"/>{</text:p>
      <text:p text:style-name="P569"><text:s text:c="8"/>try</text:p>
      <text:p text:style-name="P570"><text:s text:c="8"/>{</text:p>
      <text:p text:style-name="P571"><text:s text:c="12"/>// Створюємо заявку на покупку</text:p>
      <text:p text:style-name="P572"><text:s text:c="12"/>ZayavkaNaPokupku zayavkaPokupka = new ZayavkaNaPokupku("Іванов Іван Іванович");</text:p>
      <text:p text:style-name="P573"/>
      <text:p text:style-name="P574"><text:s text:c="12"/>// Виводимо інформацію про заявку</text:p>
      <text:p text:style-name="P575"><text:s text:c="12"/>Console.WriteLine($"Заявка на покупку: {zayavkaPokupka.PibPokuptsia}");</text:p>
      <text:p text:style-name="P576"><text:s text:c="12"/>Console.WriteLine($"Вартість замовлення: {zayavkaPokupka.RozrakhuvatyVartistZamovlennia()}");</text:p>
      <text:p text:style-name="P577"/>
      <text:p text:style-name="P578"><text:s text:c="12"/>// Спробуємо створити заявку на придбання зі стенду з нульовою кількістю автомобілів</text:p>
      <text:p text:style-name="P579"><text:s text:c="12"/>ZayavkaNaPrydbanniaZiStendu zayavkaPrydbanniaStendu = new ZayavkaNaPrydbanniaZiStendu();</text:p>
      <text:p text:style-name="P580"><text:s text:c="12"/>zayavkaPrydbanniaStendu.RozrakhuvatyVartistZamovlennia();</text:p>
      <text:p text:style-name="P581"><text:s text:c="8"/>}</text:p>
      <text:p text:style-name="P582"><text:s text:c="8"/>catch (KilkistAvtoException ex)</text:p>
      <text:p text:style-name="P583"><text:s text:c="8"/>{</text:p>
      <text:p text:style-name="P584"><text:s text:c="12"/>Console.WriteLine($"Помилка: {ex.Message}");</text:p>
      <text:p text:style-name="P585"><text:s text:c="8"/>}</text:p>
      <text:p text:style-name="P586"><text:s text:c="8"/>catch (PIBException ex)</text:p>
      <text:p text:style-name="P587"><text:s text:c="8"/>{</text:p>
      <text:p text:style-name="P588"><text:s text:c="12"/>Console.WriteLine($"Помилка: {ex.Message}");</text:p>
      <text:p text:style-name="P589"><text:s text:c="8"/>}</text:p>
      <text:soft-page-break/>
      <text:p text:style-name="P590"><text:s text:c="4"/>}</text:p>
      <text:p text:style-name="P591">}</text:p>
      <text:p text:style-name="P592"/>
      <text:p text:style-name="P593">// Код класів та інтерфейсів</text:p>
      <text:p text:style-name="P594"/>
      <text:p text:style-name="P595">class Avtosalon</text:p>
      <text:p text:style-name="P596">{</text:p>
      <text:p text:style-name="P597"><text:s text:c="4"/>public string Nazva { get; set; }</text:p>
      <text:p text:style-name="P598">}</text:p>
      <text:p text:style-name="P599"/>
      <text:p text:style-name="P600">class Avtomobil</text:p>
      <text:p text:style-name="P601">{</text:p>
      <text:p text:style-name="P602"><text:s text:c="4"/>public string Marka { get; set; }</text:p>
      <text:p text:style-name="P603"><text:s text:c="4"/>public int MaxKilkistPasazhyriv { get; set; }</text:p>
      <text:p text:style-name="P604"><text:s text:c="4"/>public double Vartist { get; set; }</text:p>
      <text:p text:style-name="P605"><text:s text:c="4"/>public int KilKistNaSkladi { get; set; }</text:p>
      <text:p text:style-name="P606"><text:s text:c="4"/>public bool Nayavnist { get; set; }</text:p>
      <text:p text:style-name="P607">}</text:p>
      <text:p text:style-name="P608"/>
      <text:p text:style-name="P609">class ZayavkaNaPokupku</text:p>
      <text:p text:style-name="P610">{</text:p>
      <text:p text:style-name="P611"><text:s text:c="4"/>private string pibPokuptsia;</text:p>
      <text:p text:style-name="P612"><text:s text:c="4"/>public string PibPokuptsia</text:p>
      <text:p text:style-name="P613"><text:s text:c="4"/>{</text:p>
      <text:p text:style-name="P614"><text:s text:c="8"/>get { return pibPokuptsia; }</text:p>
      <text:p text:style-name="P615"><text:s text:c="8"/>set</text:p>
      <text:p text:style-name="P616"><text:s text:c="8"/>{</text:p>
      <text:p text:style-name="P617"><text:s text:c="12"/>if (string.IsNullOrEmpty(value))</text:p>
      <text:p text:style-name="P618"><text:s text:c="16"/>throw new PIBException("Неможливо створити заявку – не вказано ПІБ покупця.");</text:p>
      <text:p text:style-name="P619"><text:s text:c="12"/>pibPokuptsia = value;</text:p>
      <text:soft-page-break/>
      <text:p text:style-name="P620"><text:s text:c="8"/>}</text:p>
      <text:p text:style-name="P621"><text:s text:c="4"/>}</text:p>
      <text:p text:style-name="P622"/>
      <text:p text:style-name="P623"><text:s text:c="4"/>public string NomerTelefonu { get; set; }</text:p>
      <text:p text:style-name="P624"><text:s text:c="4"/>public Avtomobil[] Avtomobili { get; set; }</text:p>
      <text:p text:style-name="P625"/>
      <text:p text:style-name="P626"><text:s text:c="4"/>public double RozrakhuvatyVartistZamovlennia()</text:p>
      <text:p text:style-name="P627"><text:s text:c="4"/>{</text:p>
      <text:p text:style-name="P628"><text:s text:c="8"/>// Логіка розрахунку вартості замовлення</text:p>
      <text:p text:style-name="P629"><text:s text:c="8"/>if (Avtomobili == null || Avtomobili.Length == 0)</text:p>
      <text:p text:style-name="P630"><text:s text:c="12"/>throw new KilkistAvtoException("Кількість автомобілів в заявці дорівнює нулю.");</text:p>
      <text:p text:style-name="P631"><text:s text:c="8"/>double vartistZamovlennia = 0;</text:p>
      <text:p text:style-name="P632"><text:s text:c="8"/>foreach (var avto in Avtomobili)</text:p>
      <text:p text:style-name="P633"><text:s text:c="8"/>{</text:p>
      <text:p text:style-name="P634"><text:s text:c="12"/>vartistZamovlennia += avto.Vartist;</text:p>
      <text:p text:style-name="P635"><text:s text:c="8"/>}</text:p>
      <text:p text:style-name="P636"><text:s text:c="8"/>return vartistZamovlennia;</text:p>
      <text:p text:style-name="P637"><text:s text:c="4"/>}</text:p>
      <text:p text:style-name="P638"/>
      <text:p text:style-name="P639"><text:s text:c="4"/>public ZayavkaNaPokupku(string pib)</text:p>
      <text:p text:style-name="P640"><text:s text:c="4"/>{</text:p>
      <text:p text:style-name="P641"><text:s text:c="8"/>PibPokuptsia = pib;</text:p>
      <text:p text:style-name="P642"><text:s text:c="4"/>}</text:p>
      <text:p text:style-name="P643">}</text:p>
      <text:p text:style-name="P644"/>
      <text:p text:style-name="P645">class ZayavkaNaPrydbanniaZiStendu</text:p>
      <text:p text:style-name="P646">{</text:p>
      <text:p text:style-name="P647"><text:s text:c="4"/>public Avtomobil[] Avtomobili { get; set; }</text:p>
      <text:p text:style-name="P648"/>
      <text:p text:style-name="P649"><text:s text:c="4"/>public double RozrakhuvatyVartistZamovlennia()</text:p>
      <text:p text:style-name="P650"><text:s text:c="4"/>{</text:p>
      <text:soft-page-break/>
      <text:p text:style-name="P651"><text:s text:c="8"/>// Логіка розрахунку вартості замовлення</text:p>
      <text:p text:style-name="P652"><text:s text:c="8"/>if (Avtomobili == null || Avtomobili.Length == 0)</text:p>
      <text:p text:style-name="P653"><text:s text:c="12"/>throw new KilkistAvtoException("Кількість автомобілів в заявці дорівнює нулю.");</text:p>
      <text:p text:style-name="P654"><text:s text:c="8"/>double vartistZamovlennia = 0;</text:p>
      <text:p text:style-name="P655"><text:s text:c="8"/>foreach (var avto in Avtomobili)</text:p>
      <text:p text:style-name="P656"><text:s text:c="8"/>{</text:p>
      <text:p text:style-name="P657"><text:s text:c="12"/>vartistZamovlennia += avto.Vartist;</text:p>
      <text:p text:style-name="P658"><text:s text:c="8"/>}</text:p>
      <text:p text:style-name="P659"><text:s text:c="8"/>return vartistZamovlennia;</text:p>
      <text:p text:style-name="P660"><text:s text:c="4"/>}</text:p>
      <text:p text:style-name="P661">}</text:p>
      <text:p text:style-name="P662"/>
      <text:p text:style-name="P663">class ZayavkaNaVidkladenyPostavku</text:p>
      <text:p text:style-name="P664">{</text:p>
      <text:p text:style-name="P665"><text:s text:c="4"/>public double VidstotokZnizhki { get; set; }</text:p>
      <text:p text:style-name="P666"/>
      <text:p text:style-name="P667"><text:s text:c="4"/>public double RozrakhuvatyVartistZamovlennia()</text:p>
      <text:p text:style-name="P668"><text:s text:c="4"/>{</text:p>
      <text:p text:style-name="P669"><text:s text:c="8"/>// Логіка розрахунку вартості замовлення</text:p>
      <text:p text:style-name="P670"><text:s text:c="8"/>return 0; // Додайте логіку розрахунку з урахуванням відсотка знижки</text:p>
      <text:p text:style-name="P671"><text:s text:c="4"/>}</text:p>
      <text:p text:style-name="P672">}</text:p>
      <text:p text:style-name="P673"/>
      <text:p text:style-name="P674">class KilkistAvtoException : Exception</text:p>
      <text:p text:style-name="P675">{</text:p>
      <text:p text:style-name="P676"><text:s text:c="4"/>public KilkistAvtoException(string message) : base(message)</text:p>
      <text:p text:style-name="P677"><text:s text:c="4"/>{</text:p>
      <text:p text:style-name="P678"><text:s text:c="4"/>}</text:p>
      <text:p text:style-name="P679">}</text:p>
      <text:p text:style-name="P680"/>
      <text:p text:style-name="P681">class PIBException : Exception</text:p>
      <text:soft-page-break/>
      <text:p text:style-name="P682">{</text:p>
      <text:p text:style-name="P683"><text:s text:c="4"/>public PIBException(string message) : base(message)</text:p>
      <text:p text:style-name="P684"><text:s text:c="4"/>{</text:p>
      <text:p text:style-name="P685"><text:s text:c="4"/>}</text:p>
      <text:p text:style-name="P686">}</text:p>
      <text:p text:style-name="P687"/>
      <text:p text:style-name="P688">5) Результати роботи програм.</text:p>
      <text:p text:style-name="P689">Заявка на покупку: Іванов Іван Іванович</text:p>
      <text:p text:style-name="P690">Помилка: Кількість автомобілів в заявці дорівнює нулю.</text:p>
      <text:p text:style-name="P691"/>
      <text:p text:style-name="P692"><text:span text:style-name="T693">6) Посилання на програмний код розроблених програм у GitHub, GitLab або TFS.</text:span></text:p>
      <text:p text:style-name="Standard"><text:span text:style-name="T694">https://github.com/MaksymDarmanskyi/OOP_Less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widows="2" fo:orphans="2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Symbol"/>
    </style:style>
    <style:style style:name="ListLabel2" style:display-name="ListLabel 2" style:family="text">
      <style:text-properties style:font-name="Symbol"/>
    </style:style>
    <style:style style:name="ListLabel3" style:display-name="ListLabel 3" style:family="text">
      <style:text-properties style:font-name="Symbol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style:language-asian="uk" style:country-asian="UA" style:language-complex="ar" style:country-complex="SA" fo:hyphenate="tru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15%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1527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305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4" style:display-name="Оглавление 4" style:family="paragraph" style:parent-style-name="Обычный" style:auto-update="true">
      <style:paragraph-properties style:vertical-align="auto" fo:margin-left="0.5402in" fo:text-indent="-0.3763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language="en" fo:country="US" style:language-asian="en" style:country-asian="US" style:language-complex="ar" style:country-complex="SA" fo:hyphenate="true"/>
    </style:style>
    <style:style style:name="Оглавление5" style:display-name="Оглавление 5" style:family="paragraph" style:parent-style-name="Обычный" style:auto-update="true">
      <style:paragraph-properties style:vertical-align="auto" fo:margin-left="0.8673in" fo:text-indent="-0.2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Оглавление6" style:display-name="Оглавление 6" style:family="paragraph" style:parent-style-name="Обычный" style:auto-update="true">
      <style:paragraph-properties style:vertical-align="auto" fo:margin-left="1.159in" fo:text-indent="-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language="en" fo:country="US" style:language-asian="en" style:country-asian="US" style:language-complex="ar" style:country-complex="SA" fo:hyphenate="true"/>
    </style:style>
    <style:style style:name="Текстпримечания" style:display-name="Текст примечания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 fo:hyphenate="tru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/>
    </style:style>
    <style:style style:name="Верхнийколонтитул" style:display-name="Верх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ижнийколонтитул" style:display-name="Ниж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азвание" style:display-name="Название" style:family="paragraph" style:parent-style-name="Обычный" style:next-style-name="Обычный">
      <style:paragraph-properties fo:widows="2" fo:orphans="2" fo:border-top="none" fo:border-left="none" fo:border-bottom="0.0138in solid #4F81BD" fo:border-right="none" fo:padding-top="0in" fo:padding-left="0in" fo:padding-bottom="0.0555in" fo:padding-right="0in" style:shadow="none" style:vertical-align="auto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language="ru" fo:country="RU" style:language-asian="en" style:country-asian="US" style:language-complex="ar" style:country-complex="SA" fo:hyphenate="tru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ru" fo:country="RU" style:language-asian="en" style:country-asian="US" style:language-complex="ar" style:country-complex="SA"/>
    </style:style>
    <style:style style:name="Основнойтекст" style:display-name="Основной текст" style:family="paragraph" style:parent-style-name="Обычный">
      <style:paragraph-properties style:vertical-align="auto" fo:margin-left="0.077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Текствыноски" style:display-name="Текст выноски" style:family="paragraph" style:parent-style-name="Обычный">
      <style:paragraph-properties fo:widows="2" fo:orphans="2" style:vertical-align="auto"/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 fo:hyphenate="tru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/>
    </style:style>
    <style:style style:name="msonormal0" style:display-name="msonormal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TableParagraph" style:display-name="Table Paragraph" style:family="paragraph" style:parent-style-name="Обычный">
      <style:paragraph-properties style:vertical-align="auto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rmal1" style:display-name="Normal1" style:family="paragraph" style:parent-style-name="Обычный">
      <style:paragraph-properties fo:widows="2" fo:orphans="2" style:vertical-align="auto" fo:margin-bottom="0.1388in" fo:line-height="115%"/>
      <style:text-properties style:font-name="Calibri" style:font-name-asian="Times New Roman" style:font-name-complex="Times New Roman" style:use-window-font-color="true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Text" style:display-name="Text" style:family="paragraph" style:parent-style-name="Обычный">
      <style:paragraph-properties fo:widows="2" fo:orphans="2" fo:text-align="justify" style:vertical-align="auto" fo:line-height="115%" fo:text-indent="0.2951in"/>
      <style:text-properties style:font-name="Cambria" style:font-name-asian="Calibri" style:font-name-complex="Calibri" style:use-window-font-color="true" style:letter-kerning="false" fo:font-size="10pt" style:font-size-asian="10pt" style:font-size-complex="11pt" style:language-asian="en" style:country-asian="US" style:language-complex="ar" style:country-complex="SA" fo:hyphenate="true"/>
    </style:style>
    <style:style style:name="Text_0" style:display-name="Text_0" style:family="paragraph" style:parent-style-name="Text">
      <style:paragraph-properties fo:text-indent="0in"/>
      <style:text-properties fo:hyphenate="true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Замещающийтекст" style:display-name="Замещающий текст" style:family="text">
      <style:text-properties fo:color="#808080"/>
    </style:style>
    <style:style style:name="WW_CharLFO1LVL1" style:family="text">
      <style:text-properties style:font-name="Symbol"/>
    </style:style>
    <text:list-style style:name="WWNum1" style:display-name="WWNum1">
      <text:list-level-style-bullet text:level="1" text:style-name="WW_CharLFO1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/>
    </style:style>
    <text:list-style style:name="WWNum1a" style:display-name="WWNum1a">
      <text:list-level-style-bullet text:level="1" text:style-name="WW_CharLFO2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/>
    </style:style>
    <text:list-style style:name="WWNum1aa" style:display-name="WWNum1aa">
      <text:list-level-style-bullet text:level="1" text:style-name="WW_CharLFO3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166in" fo:margin-bottom="0.7875in" fo:margin-right="0.8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Ron</meta:initial-creator>
    <dc:creator>DaRRon</dc:creator>
    <meta:creation-date>2023-11-05T08:56:00Z</meta:creation-date>
    <dc:date>2023-11-09T06:10:00Z</dc:date>
    <meta:template xlink:href="Normal.dotm" xlink:type="simple"/>
    <meta:editing-cycles>7</meta:editing-cycles>
    <meta:editing-duration>PT4680S</meta:editing-duration>
    <meta:document-statistic meta:page-count="10" meta:paragraph-count="25" meta:word-count="1892" meta:character-count="12658" meta:row-count="89" meta:non-whitespace-character-count="10791"/>
  </office:meta>
</office:document-meta>
</file>